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9"/>
    <style:style style:name="P3" style:family="paragraph" style:parent-style-name="Standard">
      <style:text-properties officeooo:rsid="0003e1a5" officeooo:paragraph-rsid="0003e1a5"/>
    </style:style>
    <style:style style:name="P4" style:family="paragraph" style:parent-style-name="Standard" style:master-page-name="Standard">
      <style:paragraph-properties style:page-number="auto"/>
    </style:style>
    <style:style style:name="P5" style:family="paragraph" style:parent-style-name="No_20_Spacing" style:list-style-name="WWNum11"/>
    <style:style style:name="P6" style:family="paragraph" style:parent-style-name="No_20_Spacing" style:list-style-name="WWNum3"/>
    <style:style style:name="P7" style:family="paragraph" style:parent-style-name="No_20_Spacing" style:list-style-name="WWNum2"/>
    <style:style style:name="P8" style:family="paragraph" style:parent-style-name="No_20_Spacing" style:list-style-name="WWNum5"/>
    <style:style style:name="P9" style:family="paragraph" style:parent-style-name="No_20_Spacing" style:list-style-name="WWNum4"/>
    <style:style style:name="P10" style:family="paragraph" style:parent-style-name="No_20_Spacing" style:list-style-name="WWNum1"/>
    <style:style style:name="P11" style:family="paragraph" style:parent-style-name="No_20_Spacing">
      <style:text-properties fo:font-size="16pt" fo:font-weight="bold" style:font-size-asian="16pt" style:font-weight-asian="bold" style:font-size-complex="16pt"/>
    </style:style>
    <style:style style:name="P12" style:family="paragraph" style:parent-style-name="No_20_Spacing" style:list-style-name="WWNum6"/>
    <style:style style:name="P13" style:family="paragraph" style:parent-style-name="No_20_Spacing" style:list-style-name="WWNum7"/>
    <style:style style:name="P14" style:family="paragraph" style:parent-style-name="No_20_Spacing" style:list-style-name="WWNum8"/>
    <style:style style:name="P15" style:family="paragraph" style:parent-style-name="No_20_Spacing">
      <style:text-properties fo:font-weight="bold" style:font-weight-asian="bold"/>
    </style:style>
    <style:style style:name="P16" style:family="paragraph" style:parent-style-name="No_20_Spacing" style:list-style-name="WWNum9"/>
    <style:style style:name="P17" style:family="paragraph" style:parent-style-name="No_20_Spacing" style:list-style-name="WWNum9">
      <style:text-properties officeooo:paragraph-rsid="0002c6f7"/>
    </style:style>
    <style:style style:name="P18" style:family="paragraph" style:parent-style-name="No_20_Spacing">
      <style:text-properties officeooo:paragraph-rsid="0002c6f7"/>
    </style:style>
    <style:style style:name="P19" style:family="paragraph" style:parent-style-name="No_20_Spacing">
      <style:text-properties officeooo:rsid="0002c6f7" officeooo:paragraph-rsid="0002c6f7"/>
    </style:style>
    <style:style style:name="P20" style:family="paragraph" style:parent-style-name="No_20_Spacing">
      <style:paragraph-properties fo:margin-left="1.27cm" fo:margin-right="0cm" fo:text-indent="0cm" style:auto-text-indent="false"/>
    </style:style>
    <style:style style:name="T1" style:family="text">
      <style:text-properties fo:font-size="20pt" style:font-size-asian="20pt" style:font-size-complex="20pt"/>
    </style:style>
    <style:style style:name="T2" style:family="text">
      <style:text-properties fo:font-size="15pt" fo:font-weight="bold" style:font-size-asian="15pt" style:font-weight-asian="bold" style:font-size-complex="15pt"/>
    </style:style>
    <style:style style:name="T3" style:family="text">
      <style:text-properties fo:font-weight="bold" style:font-weight-asian="bold"/>
    </style:style>
    <style:style style:name="T4" style:family="text">
      <style:text-properties fo:font-weight="bold" officeooo:rsid="0002c6f7" style:font-weight-asian="bold"/>
    </style:style>
    <style:style style:name="T5" style:family="text">
      <style:text-properties fo:font-size="16pt" fo:font-weight="bold" style:font-size-asian="16pt" style:font-weight-asian="bold" style:font-size-complex="16pt"/>
    </style:style>
    <style:style style:name="T6" style:family="text">
      <style:text-properties officeooo:rsid="0002c6f7"/>
    </style:style>
    <style:style style:name="T7" style:family="text">
      <style:text-properties officeooo:rsid="0003e1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anpak en planning</text:span></text:p>
      <text:p text:style-name="No_20_Spacing">Vanaf het begin hebben wij in de groep een aantal regels voor de groep samen gesteld.</text:p>
      <text:list xml:id="list4427130880761208994" text:style-name="WWNum11">
        <text:list-item>
          <text:p text:style-name="P5">Altijd github gebruiken voor de code en documenten</text:p>
        </text:list-item>
        <text:list-item>
          <text:p text:style-name="P5">Als je niet op school kan komen op tijd aangeven zodat andere groepsleden er rekening mee kunnen houden. En desnoods thuis bezig</text:p>
        </text:list-item>
        <text:list-item>
          <text:p text:style-name="P5">Zodra je klaar bent met je class zo veel mogelijk helpen met andere classes</text:p>
        </text:list-item>
      </text:list>
      <text:p text:style-name="No_20_Spacing"/>
      <text:p text:style-name="No_20_Spacing">Onze planning en aanpak zijn erg gaan verschillen van de originele planning.</text:p>
      <text:p text:style-name="P19">Een aspect van de planning dat wel gewoon aan is gehouden is het feit dat onze groep elke dag van de vakantie naar school is gegaan om de dag te besteden aan het programmeren van de racegame.</text:p>
      <text:p text:style-name="P19">Dit leek ons de meest effectieve aanpak omdat wij op deze manier ervoor konden zorgen dat de mensen met minder ervaring goed en direct hulp konden krijgen. Ook was het dan beter te communiceren tussen groepsleden.</text:p>
      <text:p text:style-name="No_20_Spacing"/>
      <text:p text:style-name="No_20_Spacing">Origineel hebben wij de taakverdeling aangepast aan het niveau van het desbetreffende groepsgenoot.</text:p>
      <text:p text:style-name="No_20_Spacing">Tijdens het doorwerken in de vakantie op school werd het al snel duidelijk dat het niet langer mogelijk was om ons aan de originele taakverdeling te houden.</text:p>
      <text:p text:style-name="No_20_Spacing"/>
      <text:p text:style-name="No_20_Spacing"><text:span text:style-name="T2">Originele taakverdeling en planning.</text:span></text:p>
      <text:p text:style-name="No_20_Spacing"><text:span text:style-name="T3">Remy span</text:span></text:p>
      <text:list xml:id="list9013607916183396509" text:style-name="WWNum3">
        <text:list-item>
          <text:p text:style-name="P6">Powerup</text:p>
        </text:list-item>
        <text:list-item>
          <text:p text:style-name="P6">view <text:s text:c="14"/><text:span text:style-name="T6">=(graphicsmanager)</text:span></text:p>
        </text:list-item>
      </text:list>
      <text:p text:style-name="No_20_Spacing"><text:span text:style-name="T3">Ruben bakker</text:span></text:p>
      <text:list xml:id="list2625838612213521345" text:style-name="WWNum2">
        <text:list-item>
          <text:p text:style-name="P7">Entity</text:p>
        </text:list-item>
        <text:list-item>
          <text:p text:style-name="P7">car</text:p>
        </text:list-item>
      </text:list>
      <text:p text:style-name="No_20_Spacing"><text:span text:style-name="T3">Erik hofman</text:span></text:p>
      <text:list xml:id="list1437941872707918807" text:style-name="WWNum5">
        <text:list-item>
          <text:p text:style-name="P8">checkpoint</text:p>
        </text:list-item>
        <text:list-item>
          <text:p text:style-name="P8">view <text:s text:c="13"/><text:span text:style-name="T6">=(graphicsmanager</text:span></text:p>
        </text:list-item>
      </text:list>
      <text:p text:style-name="No_20_Spacing"><text:span text:style-name="T3">Ian vredenburg</text:span></text:p>
      <text:list xml:id="list6228398644490121935" text:style-name="WWNum4">
        <text:list-item>
          <text:p text:style-name="P9">map</text:p>
        </text:list-item>
        <text:list-item>
          <text:p text:style-name="P9">controller <text:s text:c="4"/><text:span text:style-name="T6">=(inputmanager)</text:span></text:p>
        </text:list-item>
      </text:list>
      <text:p text:style-name="P20"/>
      <text:p text:style-name="No_20_Spacing"><text:span text:style-name="T3">Lukas boonstra</text:span></text:p>
      <text:list xml:id="list5385995788324488254" text:style-name="WWNum1">
        <text:list-item>
          <text:p text:style-name="P10">Game <text:s text:c="11"/><text:span text:style-name="T6">=(racegame)</text:span></text:p>
        </text:list-item>
        <text:list-item>
          <text:p text:style-name="P10">collision</text:p>
        </text:list-item>
      </text:list>
      <text:p text:style-name="No_20_Spacing"/>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pan text:style-name="T5"/></text:p>
      <text:p text:style-name="No_20_Spacing"><text:soft-page-break/><text:span text:style-name="T5"/></text:p>
      <text:p text:style-name="No_20_Spacing"><text:span text:style-name="T5"/></text:p>
      <text:p text:style-name="No_20_Spacing"><text:span text:style-name="T5">planning</text:span></text:p>
      <text:p text:style-name="P11"/>
      <text:p text:style-name="No_20_Spacing"><text:span text:style-name="T3">15 oktober 2013</text:span></text:p>
      <text:list xml:id="list7075918362441480709" text:style-name="WWNum6">
        <text:list-item>
          <text:p text:style-name="P12">taakverdeling</text:p>
        </text:list-item>
        <text:list-item>
          <text:p text:style-name="P12">planning</text:p>
        </text:list-item>
        <text:list-item>
          <text:p text:style-name="P12">beginnen met <text:span text:style-name="T7">cl</text:span>asses coderen</text:p>
        </text:list-item>
      </text:list>
      <text:p text:style-name="P20"/>
      <text:p text:style-name="No_20_Spacing"><text:span text:style-name="T3">17 oktober 2013</text:span></text:p>
      <text:list xml:id="list3648839558474428741" text:style-name="WWNum7">
        <text:list-item>
          <text:p text:style-name="P13">tussen 10 en 13 bij elkaar </text:p>
        </text:list-item>
        <text:list-item>
          <text:p text:style-name="P13">gesprek met jan om 1 uur</text:p>
        </text:list-item>
      </text:list>
      <text:p text:style-name="No_20_Spacing"/>
      <text:p text:style-name="No_20_Spacing"><text:span text:style-name="T3">18 oktober 2013</text:span></text:p>
      <text:list xml:id="list2687967277046854106" text:style-name="WWNum8">
        <text:list-item>
          <text:p text:style-name="P14">11 uur afspreken in bib</text:p>
        </text:list-item>
      </text:list>
      <text:p text:style-name="No_20_Spacing"/>
      <text:p text:style-name="No_20_Spacing"><text:span text:style-name="T3">19-20 oktober 2013</text:span></text:p>
      <text:list xml:id="list130721762132687" text:continue-numbering="true" text:style-name="WWNum8">
        <text:list-item>
          <text:p text:style-name="P14">Zelf werken aan eigen <text:span text:style-name="T7">cl</text:span>asses</text:p>
        </text:list-item>
        <text:list-item>
          <text:p text:style-name="P14">Zelfstudie voor degenen met minder ervaring</text:p>
        </text:list-item>
      </text:list>
      <text:p text:style-name="No_20_Spacing"/>
      <text:p text:style-name="No_20_Spacing"><text:span text:style-name="T3">21 oktober 2013</text:span></text:p>
      <text:list xml:id="list130721767154488" text:continue-numbering="true" text:style-name="WWNum8">
        <text:list-item>
          <text:p text:style-name="P14">11 uur op school om te programmeren</text:p>
        </text:list-item>
        <text:list-item>
          <text:p text:style-name="P14">Evaluatie van afgekregen werk</text:p>
        </text:list-item>
      </text:list>
      <text:p text:style-name="No_20_Spacing"/>
      <text:p text:style-name="P15"/>
      <text:p text:style-name="No_20_Spacing"><text:span text:style-name="T3">22 oktober 2013</text:span></text:p>
      <text:list xml:id="list6291855056365474715" text:style-name="WWNum9">
        <text:list-item>
          <text:p text:style-name="P17">11 uur op school om programmeren</text:p>
        </text:list-item>
        <text:list-item>
          <text:p text:style-name="P17"><text:span text:style-name="T3"/></text:p>
        </text:list-item>
      </text:list>
      <text:p text:style-name="P18"><text:span text:style-name="T4">23 </text:span><text:span text:style-name="T3">oktober 2013</text:span></text:p>
      <text:list xml:id="list130721773155905" text:continue-numbering="true" text:style-name="WWNum9">
        <text:list-item>
          <text:p text:style-name="P16">11 uur op school om program</text:p>
        </text:list-item>
        <text:list-item>
          <text:p text:style-name="P2">Evaluatie van hoeveelheid werk nog te doen</text:p>
        </text:list-item>
      </text:list>
      <text:p text:style-name="Standard"><text:span text:style-name="T1"/></text:p>
      <text:p text:style-name="P3"><text:span text:style-name="T1">uiteindelijke ervaring</text:span></text:p>
      <text:p text:style-name="No_20_Spacing">onze originele planning ging er van uit dat wij de game voor een groot deel af zouden hebben rond 23 oktober. De dagen daarna zouden wij dan de laatste punten van de game kunnen verbeteren. </text:p>
      <text:p text:style-name="No_20_Spacing"/>
      <text:p text:style-name="No_20_Spacing"/>
      <text:p text:style-name="No_20_Spacing"/>
      <text:p text:style-name="No_20_Spacing"/>
      <text:p text:style-name="P1"><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nl" fo:country="NL"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y</meta:initial-creator>
    <meta:editing-cycles>1</meta:editing-cycles>
    <meta:creation-date>2013-11-01T11:03:00</meta:creation-date>
    <dc:date>2013-11-01T13:07:21.626000000</dc:date>
    <meta:editing-duration>PT17S</meta:editing-duration>
    <meta:generator>LibreOffice/4.1.3.2$Windows_x86 LibreOffice_project/70feb7d99726f064edab4605a8ab840c50ec57a</meta:generator>
    <meta:document-statistic meta:table-count="0" meta:image-count="0" meta:object-count="0" meta:page-count="2" meta:paragraph-count="50" meta:word-count="366" meta:character-count="2072" meta:non-whitespace-character-count="17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